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officeooo:rsid="001af774" officeooo:paragraph-rsid="001af774" style:font-size-asian="18pt" style:font-size-complex="18pt"/>
    </style:style>
    <style:style style:name="P2" style:family="paragraph" style:parent-style-name="Standard">
      <style:text-properties style:font-name="Arial" fo:font-size="18pt" officeooo:rsid="001af774" officeooo:paragraph-rsid="00277d86" style:font-size-asian="18pt" style:font-size-complex="18pt"/>
    </style:style>
    <style:style style:name="P3" style:family="paragraph" style:parent-style-name="Standard">
      <style:text-properties style:font-name="Arial" fo:font-size="18pt" officeooo:rsid="001be9a1" officeooo:paragraph-rsid="001be9a1" style:font-size-asian="18pt" style:font-size-complex="18pt"/>
    </style:style>
    <style:style style:name="P4" style:family="paragraph" style:parent-style-name="Standard">
      <style:text-properties style:font-name="Arial" fo:font-size="18pt" officeooo:rsid="0023bb99" officeooo:paragraph-rsid="0023bb99" style:font-size-asian="18pt" style:font-size-complex="18pt"/>
    </style:style>
    <style:style style:name="P5" style:family="paragraph" style:parent-style-name="Standard">
      <style:text-properties style:font-name="Arial" fo:font-size="18pt" officeooo:rsid="0024d32c" officeooo:paragraph-rsid="0024d32c" style:font-size-asian="18pt" style:font-size-complex="18pt"/>
    </style:style>
    <style:style style:name="P6" style:family="paragraph" style:parent-style-name="Standard">
      <style:text-properties style:font-name="Arial" fo:font-size="18pt" officeooo:rsid="001f388b" officeooo:paragraph-rsid="001f388b" style:font-size-asian="18pt" style:font-size-complex="18pt"/>
    </style:style>
    <style:style style:name="P7" style:family="paragraph" style:parent-style-name="Standard">
      <style:text-properties style:font-name="Arial" fo:font-size="18pt" officeooo:rsid="001f7722" officeooo:paragraph-rsid="001f7722" style:font-size-asian="18pt" style:font-size-complex="18pt"/>
    </style:style>
    <style:style style:name="P8" style:family="paragraph" style:parent-style-name="Standard">
      <style:text-properties style:font-name="Arial" fo:font-size="18pt" fo:font-weight="bold" officeooo:rsid="00277d86" officeooo:paragraph-rsid="00277d86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Arial" fo:font-size="18pt" officeooo:rsid="001be9a1" officeooo:paragraph-rsid="001be9a1" style:font-size-asian="18pt" style:font-size-complex="18pt"/>
    </style:style>
    <style:style style:name="P10" style:family="paragraph" style:parent-style-name="Standard">
      <style:text-properties style:font-name="Arial" fo:font-size="18pt" officeooo:rsid="001f7722" officeooo:paragraph-rsid="001f7722" style:font-size-asian="18pt" style:font-size-complex="18pt"/>
    </style:style>
    <style:style style:name="P11" style:family="paragraph" style:parent-style-name="Standard">
      <style:text-properties style:font-name="Arial" fo:font-size="18pt" officeooo:rsid="002b2370" officeooo:paragraph-rsid="001f7722" style:font-size-asian="18pt" style:font-size-complex="18pt"/>
    </style:style>
    <style:style style:name="P12" style:family="paragraph" style:parent-style-name="Standard">
      <style:text-properties style:font-name="Arial" fo:font-size="18pt" officeooo:rsid="002b2370" officeooo:paragraph-rsid="002b2370" style:font-size-asian="18pt" style:font-size-complex="18pt"/>
    </style:style>
    <style:style style:name="T1" style:family="text">
      <style:text-properties officeooo:rsid="001be9a1"/>
    </style:style>
    <style:style style:name="T2" style:family="text">
      <style:text-properties officeooo:rsid="001fee04"/>
    </style:style>
    <style:style style:name="T3" style:family="text">
      <style:text-properties officeooo:rsid="0022ee2d"/>
    </style:style>
    <style:style style:name="T4" style:family="text">
      <style:text-properties officeooo:rsid="0023a8d4"/>
    </style:style>
    <style:style style:name="T5" style:family="text">
      <style:text-properties officeooo:rsid="0024d32c"/>
    </style:style>
    <style:style style:name="T6" style:family="text">
      <style:text-properties officeooo:rsid="0025f72a"/>
    </style:style>
    <style:style style:name="T7" style:family="text">
      <style:text-properties officeooo:rsid="00277d86"/>
    </style:style>
    <style:style style:name="T8" style:family="text">
      <style:text-properties officeooo:rsid="0027949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e9a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all, i am Willem Ouwerkerk and i am one of the authors of noForth. Further i maintain with a small group the <text:span text:style-name="T7">Hedgehog</text:span> project pages. With <text:span text:style-name="T3">until now </text:span>57 noForth examples that run on several MSP430 <text:span text:style-name="T4">MPU’s</text:span>.</text:p>
      <text:p text:style-name="P1"/>
      <text:p text:style-name="P2"><text:span text:style-name="T1">(</text:span><text:span text:style-name="T10">1</text:span><text:span text:style-name="T1">) </text:span>I like to make a statement about sharing code and knowledge, the title is:</text:p>
      <text:p text:style-name="P8">Sharing hardware &amp; software knowledge</text:p>
      <text:p text:style-name="P1">It is structured as follows:</text:p>
      <text:p text:style-name="P1"/>
      <text:p text:style-name="P3">The last piece <text:span text:style-name="T7">(Food for thought) is for study or can be discussed later or at a subsequent meeting.</text:span></text:p>
      <text:p text:style-name="P3"/>
      <text:p text:style-name="P4">(<text:span text:style-name="T9">4</text:span>) <text:span text:style-name="T7">The hedgehog project </text:span>focussus exclus<text:span text:style-name="T7">i</text:span>vely on the MSP<text:span text:style-name="T5">4</text:span>30. <text:span text:style-name="T5">So it has limited reach.</text:span></text:p>
      <text:p text:style-name="P3"/>
      <text:p text:style-name="P3">(<text:span text:style-name="T9">5</text:span>) This page contains an example of a hardware and bit-bang SPI output routine.<text:span text:style-name="T5">But that is not the point of this slide.</text:span></text:p>
      <text:p text:style-name="P5">While working on these routines <text:span text:style-name="T6">i had very specific questions. These where partly answered in the makers community and not in the Forth community.</text:span></text:p>
      <text:p text:style-name="P3"/>
      <text:p text:style-name="P6">(<text:span text:style-name="T9">10</text:span>) This is an example of an SPI output pseudo code that also contains some additional information</text:p>
      <text:p text:style-name="P7"/>
      <text:p text:style-name="P7"><text:span text:style-name="T8">This routine is named </text:span>SPI0-OUT <text:span text:style-name="T8">and </text:span>outputs 8-bits in a loop</text:p>
      <text:p text:style-name="P7"/>
      <text:p text:style-name="P7">(<text:span text:style-name="T9">11</text:span>) <text:span text:style-name="T2">This example code uses the information from the pseudo code to implement a bit-bang version of SPI0-OUT. It also documents the non-standard words used: *BIS *BIC</text:span></text:p>
      <text:p text:style-name="P11"/>
      <text:p text:style-name="P11"/>
      <text:p text:style-name="P12">So, what do you guys think of this? Besides libraries, could this be a solution to bring some life back to Forth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2:30:49.895000000</meta:creation-date>
    <dc:date>2021-05-07T17:02:42.220000000</dc:date>
    <meta:editing-duration>PT1H33M26S</meta:editing-duration>
    <meta:editing-cycles>14</meta:editing-cycles>
    <meta:generator>LibreOffice/6.2.0.3$Windows_X86_64 LibreOffice_project/98c6a8a1c6c7b144ce3cc729e34964b47ce25d62</meta:generator>
    <meta:print-date>2021-05-06T16:25:34.022000000</meta:print-date>
    <meta:document-statistic meta:table-count="0" meta:image-count="0" meta:object-count="0" meta:page-count="1" meta:paragraph-count="12" meta:word-count="219" meta:character-count="1235" meta:non-whitespace-character-count="1028"/>
  </office:meta>
</office:document-meta>
</file>